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9B5D05F6A1F012525.jpg" manifest:media-type="image/jpeg"/>
  <manifest:file-entry manifest:full-path="Pictures/1000020100000735000004130191585F2E830FB0.png" manifest:media-type="image/png"/>
  <manifest:file-entry manifest:full-path="Pictures/1000000000000500000002D64CC8AE6B95AD0940.jpg" manifest:media-type="image/jpeg"/>
  <manifest:file-entry manifest:full-path="Pictures/1000020100000737000003F8A889C506648FA728.png" manifest:media-type="image/png"/>
  <manifest:file-entry manifest:full-path="Pictures/1000020100000738000003F6C6C2A8BEFE57A179.png" manifest:media-type="image/png"/>
  <manifest:file-entry manifest:full-path="Pictures/10000000000005000000032B021B9B0D642D2DB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Nunit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*Am = 1</text:p>
      <text:p text:style-name="P1"><draw:frame draw:style-name="fr2" draw:name="Imagen1" text:anchor-type="char" svg:x="0.115cm" svg:y="0.377cm" svg:width="17.59cm" svg:height="11.144cm" draw:z-index="0"><draw:image xlink:href="Pictures/10000000000005000000032B021B9B0D642D2DB4.jpg" xlink:type="simple" xlink:show="embed" xlink:actuate="onLoad" loext:mime-type="image/jpeg"/></draw:frame></text:p>
      <text:p text:style-name="P1"/>
      <text:p text:style-name="P1"><draw:frame draw:style-name="fr1" draw:name="Imagen2" text:anchor-type="char" svg:width="17.59cm" svg:height="9.675cm" draw:z-index="1"><draw:image xlink:href="Pictures/1000020100000737000003F8A889C506648FA728.png" xlink:type="simple" xlink:show="embed" xlink:actuate="onLoad" loext:mime-type="image/png"/></draw:frame></text:p>
      <text:p text:style-name="P1"/>
      <text:p text:style-name="P1"/>
      <text:p text:style-name="P1"><text:soft-page-break/>ka*Am &gt; 1</text:p>
      <text:p text:style-name="P1"><draw:frame draw:style-name="fr1" draw:name="Imagen3" text:anchor-type="char" svg:width="17.59cm" svg:height="9.975cm" draw:z-index="2"><draw:image xlink:href="Pictures/1000000000000500000002D64CC8AE6B95AD0940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n4" text:anchor-type="char" svg:width="17.59cm" svg:height="9.943cm" draw:z-index="3"><draw:image xlink:href="Pictures/1000020100000735000004130191585F2E830F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ka*am &lt; 1</text:p>
      <text:p text:style-name="P1"><draw:frame draw:style-name="fr2" draw:name="Imagen5" text:anchor-type="char" svg:x="-0.265cm" svg:y="0.238cm" svg:width="17.59cm" svg:height="10.017cm" draw:z-index="4"><draw:image xlink:href="Pictures/1000000000000500000002D9B5D05F6A1F012525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n6" text:anchor-type="char" svg:width="17.59cm" svg:height="9.65cm" draw:z-index="5"><draw:image xlink:href="Pictures/1000020100000738000003F6C6C2A8BEFE57A1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6:18:08.473586531</meta:creation-date>
    <meta:generator>LibreOffice/6.4.7.2$Linux_X86_64 LibreOffice_project/40$Build-2</meta:generator>
    <dc:date>2022-12-02T16:41:12.912154295</dc:date>
    <meta:editing-duration>PT1M57S</meta:editing-duration>
    <meta:editing-cycles>1</meta:editing-cycles>
    <meta:document-statistic meta:table-count="0" meta:image-count="6" meta:object-count="0" meta:page-count="3" meta:paragraph-count="3" meta:word-count="9" meta:character-count="27" meta:non-whitespace-character-count="21"/>
  </office:meta>
</office:document-meta>
</file>